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officeooo:paragraph-rsid="0011a684" style:font-style-asian="italic" style:font-style-complex="italic"/>
    </style:style>
    <style:style style:name="P2" style:family="paragraph" style:parent-style-name="Standard">
      <style:text-properties fo:font-style="italic" officeooo:rsid="00149ad3" officeooo:paragraph-rsid="0011a684" style:font-style-asian="italic" style:font-style-complex="italic"/>
    </style:style>
    <style:style style:name="P3" style:family="paragraph" style:parent-style-name="Standard">
      <style:text-properties fo:font-style="italic" officeooo:rsid="001ac5d5" officeooo:paragraph-rsid="0011a684" style:font-style-asian="italic" style:font-style-complex="italic"/>
    </style:style>
    <style:style style:name="P4" style:family="paragraph" style:parent-style-name="Standard">
      <style:text-properties fo:font-style="italic" officeooo:rsid="001a745e" officeooo:paragraph-rsid="0011a684" style:font-style-asian="italic" style:font-style-complex="italic"/>
    </style:style>
    <style:style style:name="P5" style:family="paragraph" style:parent-style-name="Standard">
      <style:text-properties fo:font-style="italic" officeooo:rsid="027d5bbd" officeooo:paragraph-rsid="0011a684" style:font-style-asian="italic" style:font-style-complex="italic"/>
    </style:style>
    <style:style style:name="P6" style:family="paragraph" style:parent-style-name="Standard">
      <style:paragraph-properties fo:text-align="end" style:justify-single-word="false"/>
      <style:text-properties fo:font-style="italic" fo:font-weight="bold" officeooo:paragraph-rsid="0011a684" style:font-style-asian="italic" style:font-weight-asian="bold" style:font-style-complex="italic" style:font-weight-complex="bold"/>
    </style:style>
    <style:style style:name="P7" style:family="paragraph" style:parent-style-name="Standard">
      <style:paragraph-properties fo:text-align="end" style:justify-single-word="false"/>
      <style:text-properties fo:font-style="italic" fo:font-weight="bold" officeooo:rsid="00190c43" officeooo:paragraph-rsid="0011a684" style:font-style-asian="italic" style:font-weight-asian="bold" style:font-style-complex="italic" style:font-weight-complex="bold"/>
    </style:style>
    <style:style style:name="P8" style:family="paragraph" style:parent-style-name="Standard">
      <style:text-properties officeooo:paragraph-rsid="0011a684"/>
    </style:style>
    <style:style style:name="P9" style:family="paragraph" style:parent-style-name="Standard">
      <style:text-properties style:font-name="Times New Roman1" fo:font-size="12pt" fo:font-style="normal" officeooo:rsid="026b8c0d" officeooo:paragraph-rsid="0011a684" style:font-size-asian="12pt" style:font-style-asian="normal" style:font-style-complex="normal"/>
    </style:style>
    <style:style style:name="P10" style:family="paragraph" style:parent-style-name="Standard">
      <style:text-properties style:font-name="Times New Roman1" fo:font-style="italic" officeooo:rsid="02c5b6a4" officeooo:paragraph-rsid="0011a684" style:font-style-asian="italic" style:font-style-complex="italic"/>
    </style:style>
    <style:style style:name="P11" style:family="paragraph" style:parent-style-name="Standard">
      <style:text-properties fo:font-weight="bold" officeooo:rsid="00149ad3" officeooo:paragraph-rsid="0011a684" style:font-weight-asian="bold" style:font-weight-complex="bold"/>
    </style:style>
    <style:style style:name="P12" style:family="paragraph" style:parent-style-name="Standard">
      <style:text-properties fo:font-weight="bold" officeooo:rsid="02c5b6a4" officeooo:paragraph-rsid="0011a684" style:font-weight-asian="bold" style:font-weight-complex="bold"/>
    </style:style>
    <style:style style:name="P13" style:family="paragraph" style:parent-style-name="Standard">
      <style:text-properties fo:font-weight="bold" officeooo:rsid="0279e122" officeooo:paragraph-rsid="0011a684" style:font-weight-asian="bold" style:font-weight-complex="bold"/>
    </style:style>
    <style:style style:name="P14" style:family="paragraph" style:parent-style-name="Standard">
      <style:text-properties fo:font-weight="bold" officeooo:rsid="001ac5d5" officeooo:paragraph-rsid="0011a684" style:font-weight-asian="bold" style:font-weight-complex="bold"/>
    </style:style>
    <style:style style:name="P15" style:family="paragraph" style:parent-style-name="Standard">
      <style:text-properties fo:font-weight="bold" officeooo:rsid="0285156d" officeooo:paragraph-rsid="0011a684" style:font-weight-asian="bold" style:font-weight-complex="bold"/>
    </style:style>
    <style:style style:name="P16" style:family="paragraph" style:parent-style-name="Standard">
      <style:text-properties fo:font-weight="bold" officeooo:rsid="02ae529f" officeooo:paragraph-rsid="0011a684" style:font-weight-asian="bold" style:font-weight-complex="bold"/>
    </style:style>
    <style:style style:name="P17" style:family="paragraph" style:parent-style-name="Standard">
      <style:text-properties fo:font-weight="bold" officeooo:rsid="02984cc3" officeooo:paragraph-rsid="0011a684" style:font-weight-asian="bold" style:font-weight-complex="bold"/>
    </style:style>
    <style:style style:name="P18" style:family="paragraph" style:parent-style-name="Standard">
      <style:text-properties fo:font-weight="bold" officeooo:rsid="02c82d04" officeooo:paragraph-rsid="0011a684" style:font-weight-asian="bold" style:font-weight-complex="bold"/>
    </style:style>
    <style:style style:name="P19" style:family="paragraph" style:parent-style-name="Standard">
      <style:text-properties fo:font-weight="bold" officeooo:rsid="001601ea" officeooo:paragraph-rsid="0011a684" style:font-weight-asian="bold" style:font-weight-complex="bold"/>
    </style:style>
    <style:style style:name="P20" style:family="paragraph" style:parent-style-name="Standard">
      <style:text-properties fo:font-weight="bold" officeooo:paragraph-rsid="0011a684" style:font-weight-asian="bold" style:font-weight-complex="bold"/>
    </style:style>
    <style:style style:name="P21" style:family="paragraph" style:parent-style-name="Standard">
      <style:text-properties officeooo:rsid="00149ad3" officeooo:paragraph-rsid="0011a684"/>
    </style:style>
    <style:style style:name="P22" style:family="paragraph" style:parent-style-name="Standard">
      <style:text-properties fo:font-style="normal" fo:font-weight="bold" officeooo:rsid="00149ad3" officeooo:paragraph-rsid="0011a684" style:font-style-asian="normal" style:font-weight-asian="bold" style:font-style-complex="normal" style:font-weight-complex="bold"/>
    </style:style>
    <style:style style:name="P23" style:family="paragraph" style:parent-style-name="Standard">
      <style:text-properties officeooo:rsid="00190c43" officeooo:paragraph-rsid="0011a684"/>
    </style:style>
    <style:style style:name="P24" style:family="paragraph" style:parent-style-name="Standard">
      <style:text-properties officeooo:rsid="02898b4f" officeooo:paragraph-rsid="0011a684"/>
    </style:style>
    <style:style style:name="P25" style:family="paragraph" style:parent-style-name="Standard">
      <style:text-properties officeooo:rsid="001ac5d5" officeooo:paragraph-rsid="0011a684"/>
    </style:style>
    <style:style style:name="P26" style:family="paragraph" style:parent-style-name="Standard">
      <style:text-properties officeooo:rsid="0288da66" officeooo:paragraph-rsid="0011a684"/>
    </style:style>
    <style:style style:name="P27" style:family="paragraph" style:parent-style-name="Standard">
      <style:text-properties officeooo:rsid="027d5bbd" officeooo:paragraph-rsid="0011a684"/>
    </style:style>
    <style:style style:name="P28" style:family="paragraph" style:parent-style-name="Standard">
      <style:text-properties officeooo:rsid="001a745e" officeooo:paragraph-rsid="0011a684"/>
    </style:style>
    <style:style style:name="P29" style:family="paragraph" style:parent-style-name="Standard">
      <style:text-properties officeooo:rsid="02ae529f" officeooo:paragraph-rsid="0011a684"/>
    </style:style>
    <style:style style:name="P30" style:family="paragraph" style:parent-style-name="Standard">
      <style:text-properties officeooo:rsid="001d76c2" officeooo:paragraph-rsid="0011a684"/>
    </style:style>
    <style:style style:name="P31" style:family="paragraph" style:parent-style-name="Standard">
      <style:text-properties officeooo:rsid="02984cc3" officeooo:paragraph-rsid="0011a684"/>
    </style:style>
    <style:style style:name="P32" style:family="paragraph" style:parent-style-name="Standard">
      <style:text-properties officeooo:rsid="02c82d04" officeooo:paragraph-rsid="0011a684"/>
    </style:style>
    <style:style style:name="P33" style:family="paragraph" style:parent-style-name="Standard">
      <style:paragraph-properties fo:break-before="page"/>
      <style:text-properties fo:font-weight="bold" officeooo:paragraph-rsid="0011a684" style:font-weight-asian="bold" style:font-weight-complex="bold"/>
    </style:style>
    <style:style style:name="P34" style:family="paragraph" style:parent-style-name="Standard">
      <style:paragraph-properties fo:break-before="page"/>
      <style:text-properties fo:font-weight="bold" officeooo:rsid="0285156d" officeooo:paragraph-rsid="0011a684" style:font-weight-asian="bold" style:font-weight-complex="bold"/>
    </style:style>
    <style:style style:name="P35" style:family="paragraph" style:parent-style-name="Standard">
      <style:paragraph-properties fo:break-before="page"/>
      <style:text-properties fo:font-style="normal" fo:font-weight="bold" officeooo:rsid="00149ad3" officeooo:paragraph-rsid="0011a684" style:font-style-asian="normal" style:font-weight-asian="bold" style:font-style-complex="normal" style:font-weight-complex="bold"/>
    </style:style>
    <style:style style:name="P36" style:family="paragraph" style:parent-style-name="Heading_20_2" style:list-style-name="">
      <style:text-properties officeooo:paragraph-rsid="0011a684"/>
    </style:style>
    <style:style style:name="P37" style:family="paragraph" style:parent-style-name="Heading_20_2">
      <style:text-properties officeooo:paragraph-rsid="0011a684"/>
    </style:style>
    <style:style style:name="P38" style:family="paragraph" style:parent-style-name="Heading_20_2">
      <style:paragraph-properties fo:break-before="page"/>
    </style:style>
    <style:style style:name="P39" style:family="paragraph" style:parent-style-name="Text_20_body">
      <style:text-properties officeooo:paragraph-rsid="0011a684"/>
    </style:style>
    <style:style style:name="T1" style:family="text">
      <style:text-properties officeooo:rsid="00149ad3"/>
    </style:style>
    <style:style style:name="T2" style:family="text">
      <style:text-properties fo:font-weight="bold" style:font-weight-asian="bold" style:font-weight-complex="bold"/>
    </style:style>
    <style:style style:name="T3" style:family="text">
      <style:text-properties officeooo:rsid="02745b79"/>
    </style:style>
    <style:style style:name="T4" style:family="text">
      <style:text-properties style:font-name="Times New Roman1" fo:font-style="italic" style:font-style-asian="italic" style:font-style-complex="italic"/>
    </style:style>
    <style:style style:name="T5" style:family="text">
      <style:text-properties officeooo:rsid="0277cf8c"/>
    </style:style>
    <style:style style:name="T6" style:family="text">
      <style:text-properties officeooo:rsid="027b3379"/>
    </style:style>
    <style:style style:name="T7" style:family="text">
      <style:text-properties officeooo:rsid="028b042a"/>
    </style:style>
    <style:style style:name="T8" style:family="text">
      <style:text-properties officeooo:rsid="0277e435"/>
    </style:style>
    <style:style style:name="T9" style:family="text">
      <style:text-properties officeooo:rsid="0288da66"/>
    </style:style>
    <style:style style:name="T10" style:family="text">
      <style:text-properties officeooo:rsid="028551c6"/>
    </style:style>
    <style:style style:name="T11" style:family="text">
      <style:text-properties officeooo:rsid="0285156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2da35"/>
    </style:style>
    <style:style style:name="T14" style:family="text">
      <style:text-properties officeooo:rsid="0012890a"/>
    </style:style>
    <style:style style:name="T15" style:family="text">
      <style:text-properties officeooo:rsid="0014ad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Migrations</text:h>
      <text:p text:style-name="P8"/>
      <text:p text:style-name="P6">Quem não evita as pequenas faltas, pouco a pouco cai nas grandes. <text:span text:style-name="T12">(T. Kempis)</text:span></text:p>
      <text:p text:style-name="P8"/>
      <text:p text:style-name="P8"/>
      <text:p text:style-name="P8">Migrations é um plugin suportado pela equipe oficial do CakePHP que ajuda você a fazer mudanças no schema do banco de dados utilizando arquivos PHP, que podem ser versionados utilizando um sistema de controle de versão.</text:p>
      <text:p text:style-name="P8"/>
      <text:p text:style-name="P8">Ele permite que você atualize suas tabelas ao longo do tempo. Ao invés de escrever modificações de schema via SQL, este plugin permite que você utilize um conjunto intuitivo de métodos para fazer mudanças no seu banco de dados.</text:p>
      <text:p text:style-name="P8"/>
      <text:p text:style-name="P8">Esse plugin é um wrapper para a biblioteca Phinx(https://phinx.org/).</text:p>
      <text:p text:style-name="P8"/>
      <text:p text:style-name="P8">Uma migração é basicamente um arquivo PHP que descreve as mudanças a serem feitas no banco de dados. Um arquivo de migração pode criar ou excluir tabelas, adicionar ou remover colunas, criar índices e até mesmo inserir dados em seu banco de dados.</text:p>
      <text:p text:style-name="P8"/>
      <text:p text:style-name="P8">Uma migração é basicamente um arquivo PHP que descreve as mudanças a serem feitas no banco de dados. Um arquivo de migração pode criar ou excluir tabelas, adicionar ou remover colunas, criar índices e até mesmo inserir dados em seu banco de dados.</text:p>
      <text:p text:style-name="P8"/>
      <text:p text:style-name="P8">Muito útil para quando desejamos distribuir um plugin ou aplicativo do CakePHP, já incluindo os arquivos de migration <text:span text:style-name="T13">e/ou seed quando</text:span> o usuário apenas executa o comando para criar as tabelas e adicionar os registros.</text:p>
      <text:p text:style-name="P8"/>
      <text:h text:style-name="P36" text:outline-level="2"/>
      <text:h text:style-name="Heading_20_3" text:outline-level="3">Migrate</text:h>
      <text:p text:style-name="P8"/>
      <text:p text:style-name="P6">Não se preocupe com falhas, preocupe-se com as chances que você perde quando não tenta. (Jack Canfield)</text:p>
      <text:p text:style-name="P8"/>
      <text:p text:style-name="P8">Aqui segue um exemplo de migração:</text:p>
      <text:p text:style-name="P8"/>
      <text:p text:style-name="P1">&lt;?php</text:p>
      <text:p text:style-name="P1">use Migrations\AbstractMigration;</text:p>
      <text:p text:style-name="P1"/>
      <text:p text:style-name="P1">class CreateProducts extends AbstractMigration</text:p>
      <text:p text:style-name="P1">{</text:p>
      <text:p text:style-name="P1"><text:s text:c="4"/>/**</text:p>
      <text:p text:style-name="P1"><text:s text:c="5"/>* Change Method.</text:p>
      <text:p text:style-name="P1"><text:s text:c="5"/>*</text:p>
      <text:p text:style-name="P1"><text:s text:c="5"/>* More information on this method is available here:</text:p>
      <text:p text:style-name="P1"><text:s text:c="5"/>* http://docs.phinx.org/en/latest/migrations.html#the-change-method</text:p>
      <text:p text:style-name="P1"><text:s text:c="5"/>* @return void</text:p>
      <text:p text:style-name="P1"><text:s text:c="5"/>*/</text:p>
      <text:p text:style-name="P1"><text:s text:c="4"/>public function change()</text:p>
      <text:p text:style-name="P1"><text:soft-page-break/><text:s text:c="4"/>{</text:p>
      <text:p text:style-name="P1"><text:s text:c="8"/>$table = $this-&gt;table('products');</text:p>
      <text:p text:style-name="P1"><text:s text:c="8"/>$table-&gt;addColumn('name', 'string', [</text:p>
      <text:p text:style-name="P1"><text:s text:c="12"/>'default' =&gt; null,</text:p>
      <text:p text:style-name="P1"><text:s text:c="12"/>'limit' =&gt; 255,</text:p>
      <text:p text:style-name="P1"><text:s text:c="12"/>'null' =&gt; false,</text:p>
      <text:p text:style-name="P1"><text:s text:c="8"/>]);</text:p>
      <text:p text:style-name="P1"><text:s text:c="8"/>$table-&gt;addColumn('description', 'text', [</text:p>
      <text:p text:style-name="P1"><text:s text:c="12"/>'default' =&gt; null,</text:p>
      <text:p text:style-name="P1"><text:s text:c="12"/>'null' =&gt; false,</text:p>
      <text:p text:style-name="P1"><text:s text:c="8"/>]);</text:p>
      <text:p text:style-name="P1"><text:s text:c="8"/>$table-&gt;addColumn('created', 'datetime', [</text:p>
      <text:p text:style-name="P1"><text:s text:c="12"/>'default' =&gt; null,</text:p>
      <text:p text:style-name="P1"><text:s text:c="12"/>'null' =&gt; false,</text:p>
      <text:p text:style-name="P1"><text:s text:c="8"/>]);</text:p>
      <text:p text:style-name="P1"><text:s text:c="8"/>$table-&gt;addColumn('modified', 'datetime', [</text:p>
      <text:p text:style-name="P1"><text:s text:c="12"/>'default' =&gt; null,</text:p>
      <text:p text:style-name="P1"><text:s text:c="12"/>'null' =&gt; false,</text:p>
      <text:p text:style-name="P1"><text:s text:c="8"/>]);</text:p>
      <text:p text:style-name="P1"><text:s text:c="8"/>$table-&gt;create();</text:p>
      <text:p text:style-name="P1"><text:s text:c="4"/>}</text:p>
      <text:p text:style-name="P1">}</text:p>
      <text:p text:style-name="P1"/>
      <text:p text:style-name="P20">Salvar em</text:p>
      <text:p text:style-name="P8">config/Migrations/20190519085224_Products.php</text:p>
      <text:p text:style-name="P8"/>
      <text:p text:style-name="P8">Veja o formato: YYYYMMDDHHMMSS_Products.php</text:p>
      <text:p text:style-name="P8"/>
      <text:p text:style-name="P8"/>
      <text:p text:style-name="P20">Também podemos criar a migration usando o bake:</text:p>
      <text:p text:style-name="P8"/>
      <text:p text:style-name="P1">bin/cake bake migration CreateProducts name:string description:text created modified</text:p>
      <text:p text:style-name="P8"/>
      <text:p text:style-name="P8">Você pode criar um arquivo de migração vazio caso deseje ter um controle total do que precisa ser executado. Para isto, apenas omita a definição das colunas:</text:p>
      <text:p text:style-name="P8"/>
      <text:p text:style-name="P1">bin/cake migrations create MyCustomMigration</text:p>
      <text:p text:style-name="P8"/>
      <text:p text:style-name="P20">Criar a tabela <text:span text:style-name="T1">ou as tabelas do(s) Migration(s)</text:span></text:p>
      <text:p text:style-name="P8"/>
      <text:p text:style-name="P1">bin/cake migrations migrate</text:p>
      <text:p text:style-name="P8"/>
      <text:p text:style-name="P20">Limpar todo o banco, <text:span text:style-name="T1">excluindo todas as tabelas</text:span></text:p>
      <text:p text:style-name="P8"/>
      <text:p text:style-name="P1">bin/cake migrations rollback</text:p>
      <text:p text:style-name="P8"/>
      <text:p text:style-name="P8"/>
      <text:p text:style-name="P20">Nomes de campos e tipos</text:p>
      <text:p text:style-name="P8"/>
      <text:p text:style-name="P8">fieldName:fieldType[length]:indexType:indexName</text:p>
      <text:p text:style-name="P8"/>
      <text:p text:style-name="P8">Por exemplo, veja formas válidas de especificar um campo de e-mail:</text:p>
      <text:p text:style-name="P8"><text:soft-page-break/><text:s text:c="4"/>• email:string:unique </text:p>
      <text:p text:style-name="P8"><text:s text:c="4"/>• email:string:unique:EMAIL_INDEX </text:p>
      <text:p text:style-name="P8"><text:s text:c="4"/>• email:string[120]:unique:EMAIL_INDEX </text:p>
      <text:p text:style-name="P8">O parâmetro length para o fieldType é opcional e deve sempre ser escrito entre colchetes</text:p>
      <text:p text:style-name="P8">Os campos created e modified serão automaticamente definidos como datetime.</text:p>
      <text:p text:style-name="P8">Os tipos de campos são genericamente disponibilizados pela biblioteca Phinx. Eles podem ser:</text:p>
      <text:p text:style-name="P8"><text:s text:c="4"/>• string </text:p>
      <text:p text:style-name="P8"><text:s text:c="4"/>• text </text:p>
      <text:p text:style-name="P8"><text:s text:c="4"/>• integer </text:p>
      <text:p text:style-name="P8"><text:s text:c="4"/>• biginteger </text:p>
      <text:p text:style-name="P8"><text:s text:c="4"/>• float </text:p>
      <text:p text:style-name="P8"><text:s text:c="4"/>• decimal </text:p>
      <text:p text:style-name="P8"><text:s text:c="4"/>• datetime </text:p>
      <text:p text:style-name="P8"><text:s text:c="4"/>• timestamp </text:p>
      <text:p text:style-name="P8"><text:s text:c="4"/>• time </text:p>
      <text:p text:style-name="P8"><text:s text:c="4"/>• date </text:p>
      <text:p text:style-name="P8"><text:s text:c="4"/>• binary </text:p>
      <text:p text:style-name="P8"><text:s text:c="4"/>• boolean </text:p>
      <text:p text:style-name="P8"><text:s text:c="4"/>• uuid </text:p>
      <text:p text:style-name="P8"/>
      <text:p text:style-name="P8">Há algumas heurísticas para a escolha de tipos de campos que não são especificados ou são definidos com valor inválido. O tipo de campo padrão é string;</text:p>
      <text:p text:style-name="P8"><text:s text:c="4"/>• id: integer </text:p>
      <text:p text:style-name="P8"><text:s text:c="4"/>• created, modified, updated: datetime </text:p>
      <text:p text:style-name="P8"/>
      <text:p text:style-name="P20"/>
      <text:p text:style-name="P20"/>
      <text:p text:style-name="P20">Adicionando colunas a uma tabela existente</text:p>
      <text:p text:style-name="P8"/>
      <text:p text:style-name="P8">Se o nome da migração na linha de comando estiver na forma "AddXXXToYYY" e for seguido por uma lista de nomes de colunas e tipos, então o arquivo de migração com o código para criar as colunas será gerado:</text:p>
      <text:p text:style-name="P1">bin/cake bake migration AddPriceToProducts price:decimal</text:p>
      <text:p text:style-name="P8"/>
      <text:p text:style-name="P8">A linha de comando acima irá gerar um arquivo com o seguinte conteúdo:</text:p>
      <text:p text:style-name="P1">&lt;?php</text:p>
      <text:p text:style-name="P1">use Migrations\AbstractMigration;</text:p>
      <text:p text:style-name="P1"/>
      <text:p text:style-name="P1">class AddPriceToProducts extends AbstractMigration</text:p>
      <text:p text:style-name="P1">{</text:p>
      <text:p text:style-name="P1"><text:s text:c="4"/>public function change()</text:p>
      <text:p text:style-name="P1"><text:s text:c="4"/>{</text:p>
      <text:p text:style-name="P1"><text:s text:c="8"/>$table = $this-&gt;table('products');</text:p>
      <text:p text:style-name="P1"><text:s text:c="8"/>$table-&gt;addColumn('price', 'decimal')</text:p>
      <text:p text:style-name="P1"><text:s text:c="14"/>-&gt;update();</text:p>
      <text:p text:style-name="P1"><text:s text:c="4"/>}</text:p>
      <text:p text:style-name="P1">}</text:p>
      <text:p text:style-name="P20"/>
      <text:p text:style-name="P20"/>
      <text:p text:style-name="P20"/>
      <text:p text:style-name="P33">Especificando o tamanho do campo</text:p>
      <text:p text:style-name="P8"/>
      <text:p text:style-name="P8">Se você precisar especificar o tamanho do campo, você pode fazer isto entre colchetes logo após o tipo do campo, ex.:</text:p>
      <text:p text:style-name="P8"/>
      <text:p text:style-name="P1">bin/cake bake migration AddFullDescriptionToProducts full_description:string[60]</text:p>
      <text:p text:style-name="P8"/>
      <text:p text:style-name="P8">Executar o comando acima irá gerar:</text:p>
      <text:p text:style-name="P8"/>
      <text:p text:style-name="P1">&lt;?php</text:p>
      <text:p text:style-name="P1">use Migrations\AbstractMigration;</text:p>
      <text:p text:style-name="P1"/>
      <text:p text:style-name="P1">class AddFullDescriptionToProducts extends AbstractMigration</text:p>
      <text:p text:style-name="P1">{</text:p>
      <text:p text:style-name="P1"><text:s text:c="4"/>public function change()</text:p>
      <text:p text:style-name="P1"><text:s text:c="4"/>{</text:p>
      <text:p text:style-name="P1"><text:s text:c="8"/>$table = $this-&gt;table('products');</text:p>
      <text:p text:style-name="P1"><text:s text:c="8"/>$table-&gt;addColumn('full_description', 'string', [</text:p>
      <text:p text:style-name="P1"><text:s text:c="12"/>'default' =&gt; null,</text:p>
      <text:p text:style-name="P1"><text:s text:c="12"/>'limit' =&gt; 60,</text:p>
      <text:p text:style-name="P1"><text:s text:c="12"/>'null' =&gt; false,</text:p>
      <text:p text:style-name="P1"><text:s text:c="8"/>])</text:p>
      <text:p text:style-name="P1"><text:s text:c="8"/>-&gt;update();</text:p>
      <text:p text:style-name="P1"><text:s text:c="4"/>}</text:p>
      <text:p text:style-name="P1">}</text:p>
      <text:p text:style-name="P1"/>
      <text:p text:style-name="P8">Se o tamanho não for especificado, os seguintes padrões serão utilizados:</text:p>
      <text:p text:style-name="P8"><text:s text:c="4"/>• string: 255 </text:p>
      <text:p text:style-name="P8"><text:s text:c="4"/>• integer: 11 </text:p>
      <text:p text:style-name="P8"><text:s text:c="4"/>• biginteger: 20 </text:p>
      <text:p text:style-name="P8"/>
      <text:p text:style-name="P20">Removendo uma coluna de uma tabela</text:p>
      <text:p text:style-name="P8"/>
      <text:p text:style-name="P8">Da mesma forma, você pode gerar uma migração para remover uma coluna utilizando a linha de comando, se o nome da migração estiver na forma "RemoveXXXFromYYY":</text:p>
      <text:p text:style-name="P8"/>
      <text:p text:style-name="P1">bin/cake bake migration RemovePriceFromProducts price</text:p>
      <text:p text:style-name="P8"/>
      <text:p text:style-name="P8">Cria o arquivo:</text:p>
      <text:p text:style-name="P1">&lt;?php</text:p>
      <text:p text:style-name="P1">use Migrations\AbstractMigration;</text:p>
      <text:p text:style-name="P1"/>
      <text:p text:style-name="P1">class RemovePriceFromProducts extends AbstractMigration</text:p>
      <text:p text:style-name="P1">{</text:p>
      <text:p text:style-name="P1"><text:s text:c="4"/>public function change()</text:p>
      <text:p text:style-name="P1"><text:s text:c="4"/>{</text:p>
      <text:p text:style-name="P1"><text:s text:c="8"/>$table = $this-&gt;table('products');</text:p>
      <text:p text:style-name="P1"><text:s text:c="8"/>$table-&gt;removeColumn('price');</text:p>
      <text:p text:style-name="P1"><text:s text:c="4"/>}</text:p>
      <text:p text:style-name="P1">}</text:p>
      <text:p text:style-name="P20"/>
      <text:p text:style-name="P20"/>
      <text:p text:style-name="P33">Gerando migrações a partir de uma base de dados existente</text:p>
      <text:p text:style-name="P8"/>
      <text:p text:style-name="P8">Se você está trabalhando com um banco de dados pré-existente e quer começar a usar migrações, ou para versionar o schema inicial da base de dados da sua aplicação, você pode executar o comando migration_snapshot:</text:p>
      <text:p text:style-name="P8"/>
      <text:p text:style-name="P1">bin/cake bake migration_snapshot Financas</text:p>
      <text:p text:style-name="P8"/>
      <text:p text:style-name="P8">Ele gerará um arquivo de migrations com todas as tabelas do banco, mas somente as estruturas, sem os registros:</text:p>
      <text:p text:style-name="P8"/>
      <text:p text:style-name="P8">YYYYMMDDHHMMSS_Financas.php</text:p>
      <text:p text:style-name="P8"/>
      <text:p text:style-name="P8"/>
      <text:p text:style-name="P8"><text:span text:style-name="T2">Migrações também podem ser executadas para plugins.</text:span> Simplesmente utilize a opção </text:p>
      <text:p text:style-name="P8">``--plugin`` ou ``-p``</text:p>
      <text:p text:style-name="P8"/>
      <text:p text:style-name="P1">bin/cake migrations migrate -p MyAwesomePlugin</text:p>
      <text:p text:style-name="P8"/>
      <text:p text:style-name="P20">Lista das migrações</text:p>
      <text:p text:style-name="P8"/>
      <text:p text:style-name="P1">bin/cake migrations status</text:p>
      <text:p text:style-name="P8"/>
      <text:p text:style-name="P8"/>
      <text:h text:style-name="P37" text:outline-level="2"><text:bookmark-start text:name="__RefHeading___Toc15448_3922102618"/>Seed - inserindo registros nas tabelas<text:bookmark-end text:name="__RefHeading___Toc15448_3922102618"/></text:h>
      <text:p text:style-name="P8"/>
      <text:p text:style-name="P6">Diante de uma dificuldade substitua o eu não consigo pelo vou tentar outra vez.</text:p>
      <text:p text:style-name="P8"/>
      <text:p text:style-name="P1">bin/cake bake seed Posts</text:p>
      <text:p text:style-name="P8"/>
      <text:p text:style-name="P8">Ele gera um esqueleto de classe.</text:p>
      <text:p text:style-name="P8"/>
      <text:p text:style-name="P8">Editar config/Seeds/Posts e adicionar os registros diretamente como abaixo ou usando o Faker</text:p>
      <text:p text:style-name="P8"/>
      <text:p text:style-name="P1">&lt;?php</text:p>
      <text:p text:style-name="P1">use Phinx\Seed\AbstractSeed;</text:p>
      <text:p text:style-name="P1"/>
      <text:p text:style-name="P1">class PostsSeed extends AbstractSeed</text:p>
      <text:p text:style-name="P1">{</text:p>
      <text:p text:style-name="P1"><text:s text:c="4"/>public function run()</text:p>
      <text:p text:style-name="P1"><text:s text:c="4"/>{</text:p>
      <text:p text:style-name="P1"><text:s text:c="8"/>$data = [</text:p>
      <text:p text:style-name="P1"><text:s text:c="12"/>[</text:p>
      <text:p text:style-name="P1"><text:s text:c="16"/>'body' <text:s text:c="3"/>=&gt; 'foo',</text:p>
      <text:p text:style-name="P1"><text:s text:c="16"/>'created' =&gt; date('Y-m-d H:i:s'),</text:p>
      <text:p text:style-name="P1"><text:s text:c="12"/>],</text:p>
      <text:p text:style-name="P1"><text:s text:c="12"/>[</text:p>
      <text:p text:style-name="P1"><text:s text:c="16"/>'body' <text:s text:c="3"/>=&gt; 'bar',</text:p>
      <text:p text:style-name="P1"><text:s text:c="16"/>'created' =&gt; date('Y-m-d H:i:s'),</text:p>
      <text:p text:style-name="P1"><text:s text:c="12"/>]</text:p>
      <text:p text:style-name="P1"><text:s text:c="8"/>];</text:p>
      <text:p text:style-name="P1"><text:soft-page-break/></text:p>
      <text:p text:style-name="P1"><text:s text:c="8"/>$posts = $this-&gt;table('posts');</text:p>
      <text:p text:style-name="P1"><text:s text:c="8"/>$posts-&gt;insert($data)</text:p>
      <text:p text:style-name="P1"><text:s text:c="14"/>-&gt;save();</text:p>
      <text:p text:style-name="P1"><text:s text:c="4"/>}</text:p>
      <text:p text:style-name="P1">}</text:p>
      <text:p text:style-name="P1"/>
      <text:p text:style-name="P20">Integrando seed com a biblioeca faker</text:p>
      <text:p text:style-name="P8"/>
      <text:p text:style-name="P11">Instalar a Faker</text:p>
      <text:p text:style-name="P8"/>
      <text:p text:style-name="P1">composer require fzaninotto/faker</text:p>
      <text:p text:style-name="P8"/>
      <text:p text:style-name="P8">Detalhes de uso:</text:p>
      <text:p text:style-name="P8"><text:a xlink:type="simple" xlink:href="https://github.com/fzaninotto/Faker" text:style-name="Internet_20_link" text:visited-style-name="Visited_20_Internet_20_Link">https://github.com/fzaninotto/Faker</text:a> </text:p>
      <text:p text:style-name="P8"/>
      <text:p text:style-name="P11">Criar um novo seed</text:p>
      <text:p text:style-name="P21"/>
      <text:p text:style-name="P1">bin/cake bake seed Despesas</text:p>
      <text:p text:style-name="P8"/>
      <text:p text:style-name="P8">Então usar na classe gerada</text:p>
      <text:p text:style-name="P8"/>
      <text:p text:style-name="P1">&lt;?php</text:p>
      <text:p text:style-name="P1"/>
      <text:p text:style-name="P1">use Phinx\Seed\AbstractSeed;</text:p>
      <text:p text:style-name="P1"/>
      <text:p text:style-name="P1">class DespesasSeed extends AbstractSeed</text:p>
      <text:p text:style-name="P1">{</text:p>
      <text:p text:style-name="P1"><text:s text:c="4"/>public function run()</text:p>
      <text:p text:style-name="P1"><text:s text:c="4"/>{</text:p>
      <text:p text:style-name="P1"><text:s text:c="8"/>$faker = Faker\Factory::create('pt_BR');</text:p>
      <text:p text:style-name="P1"><text:s text:c="8"/>$data = [];</text:p>
      <text:p text:style-name="P1"><text:s text:c="8"/>for ($i = 0; $i &lt; 20; $i++) {</text:p>
      <text:p text:style-name="P1"><text:s text:c="12"/>$data[] = [</text:p>
      <text:p text:style-name="P1"><text:s text:c="16"/>'descricao' <text:s text:c="4"/>=&gt; $faker-&gt;userName,</text:p>
      <text:p text:style-name="P1"><text:s text:c="16"/>'valor' <text:s text:c="8"/>=&gt; $faker-&gt;numberBetween($min = 0, $max = 9000),</text:p>
      <text:p text:style-name="P1"><text:s text:c="16"/>'mes' <text:s text:c="10"/>=&gt; $faker-&gt;regexify('0[1-9]\/2019|1[1-2]\/2019'),</text:p>
      <text:p text:style-name="P1"><text:s text:c="16"/>'receita_id' <text:s text:c="3"/>=&gt; $faker-&gt;numberBetween($min = 1, $max = 2),</text:p>
      <text:p text:style-name="P1"><text:s text:c="16"/>'created' <text:s text:c="6"/>=&gt; date('Y-m-d H:i:s'),</text:p>
      <text:p text:style-name="P1"><text:s text:c="12"/>];</text:p>
      <text:p text:style-name="P1"><text:s text:c="8"/>}</text:p>
      <text:p text:style-name="P1"/>
      <text:p text:style-name="P1"><text:s text:c="8"/>$table = $this-&gt;table('despesas');</text:p>
      <text:p text:style-name="P1"><text:s text:c="8"/>$table-&gt;insert($data)-&gt;save();</text:p>
      <text:p text:style-name="P1"><text:s text:c="4"/>}</text:p>
      <text:p text:style-name="P1">}</text:p>
      <text:p text:style-name="P1"/>
      <text:p text:style-name="P22"/>
      <text:p text:style-name="P35">Adicionar os registros do Seed no banco</text:p>
      <text:p text:style-name="P2"/>
      <text:p text:style-name="P1">bin/cake migrations seed</text:p>
      <text:h text:style-name="P37" text:outline-level="2"/>
      <text:h text:style-name="P37" text:outline-level="2"><text:bookmark-start text:name="__RefHeading___Toc15450_3922102618"/><text:span text:style-name="T14">Métodos da</text:span> Faker<text:bookmark-end text:name="__RefHeading___Toc15450_3922102618"/></text:h>
      <text:p text:style-name="P8"/>
      <text:p text:style-name="P8">Como tive dificuldade de encontrar alguns exemplos de uso da Faker, então seguem alguns exenplos que colecionei.</text:p>
      <text:p text:style-name="P8"/>
      <text:p text:style-name="P8">$faker = Faker\Factory::create('pt_BR');</text:p>
      <text:p text:style-name="P8"/>
      <text:p text:style-name="P8">$cpf = $faker-&gt;numberBetween($min = 10000000000, $max = 99999999999);</text:p>
      <text:p text:style-name="P8">$nome = addslashes($faker-&gt;name);</text:p>
      <text:p text:style-name="P8">$credito_liberado = $faker-&gt;regexify('[sn]');</text:p>
      <text:p text:style-name="P8">$nascimento = $faker-&gt;date;</text:p>
      <text:p text:style-name="P8">$email = $faker-&gt;email;</text:p>
      <text:p text:style-name="P8">$user_id = $faker-&gt;numberBetween($min = 1, $max = 4);</text:p>
      <text:p text:style-name="P8">$quantidade = $faker-&gt;randomNumber($nbDigits = NULL, $strict = false);</text:p>
      <text:p text:style-name="P8">$preco_venda = $faker-&gt;numberBetween($min = 20, $max = 1200);</text:p>
      <text:p text:style-name="P8"/>
      <text:p text:style-name="P8">randomNumber($nbDigits = NULL, $strict = false) // 79907610</text:p>
      <text:p text:style-name="P8">randomFloat($nbMaxDecimals = NULL, $min = 0, $max = NULL) // 48.8932</text:p>
      <text:p text:style-name="P8">numberBetween($min = 1000, $max = 9000) // 8567</text:p>
      <text:p text:style-name="P8"/>
      <text:p text:style-name="P8">$faker-&gt;regexify('[sn]'); // s ou n</text:p>
      <text:p text:style-name="P8">$faker-&gt;randomElement($array = array ('s','n'));</text:p>
      <text:p text:style-name="P8">$faker-&gt;randomLetter;</text:p>
      <text:p text:style-name="P8">$faker-&gt;regexify('[A-Z]+[a-z]{2,5}'); // 2 a 5 letras</text:p>
      <text:p text:style-name="P8">$faker-&gt;regexify('[A-Z0-9._%+-]+@[A-Z0-9.-]+\.[A-Z]{2,4}'); // sm0@y8k96a.ej</text:p>
      <text:p text:style-name="P8">$faker-&gt;randomElement($array = array ('a','b','c')); // 'b'</text:p>
      <text:p text:style-name="P8">print $faker-&gt;sentence($nbWords = 3, $variableNbWords = true);</text:p>
      <text:p text:style-name="P8">$faker-&gt;sentence($nbWords = 6, $variableNbWords = true);</text:p>
      <text:p text:style-name="P8">$faker-&gt;address; // rua, número e cep</text:p>
      <text:p text:style-name="P8">$faker-&gt;text; // Para grandes quantidades de texto</text:p>
      <text:p text:style-name="P8">$faker-&gt;sentence($nbWords = 6, $variableNbWords = true);</text:p>
      <text:p text:style-name="P8">$faker-&gt;text($maxNbChars = 200);</text:p>
      <text:p text:style-name="P8">$faker-&gt;title($gender = null|'male'|'female'); <text:s text:c="4"/>// 'Ms.'</text:p>
      <text:p text:style-name="P8">$faker-&gt;name($gender = null|'male'|'female'); <text:s text:c="5"/>// 'Dr. Zane Stroman'</text:p>
      <text:p text:style-name="P8">$faker-&gt;cityPrefix;</text:p>
      <text:p text:style-name="P8">$faker-&gt;state;</text:p>
      <text:p text:style-name="P8">$faker-&gt;stateAbbr;</text:p>
      <text:p text:style-name="P8">$faker-&gt;buildingNumber;</text:p>
      <text:p text:style-name="P8">$faker-&gt;city;</text:p>
      <text:p text:style-name="P8">$faker-&gt;streetName;</text:p>
      <text:p text:style-name="P8">$faker-&gt;streetAddress;</text:p>
      <text:p text:style-name="P8">$faker-&gt;postcode;</text:p>
      <text:p text:style-name="P8">$faker-&gt;country;</text:p>
      <text:p text:style-name="P8">$faker-&gt;PhoneNumber;</text:p>
      <text:p text:style-name="P8">$faker-&gt;company;</text:p>
      <text:p text:style-name="P8"><text:soft-page-break/>$faker-&gt;date($format = 'Y-m-d', $max = 'now');</text:p>
      <text:p text:style-name="P8">$faker-&gt;time($format = 'H:i:s', $max = 'now');</text:p>
      <text:p text:style-name="P8">$faker-&gt;freeEmail;</text:p>
      <text:p text:style-name="P8">$faker-&gt;password;</text:p>
      <text:p text:style-name="P8">$faker-&gt;domainName;</text:p>
      <text:p text:style-name="P8">$faker-&gt;url;</text:p>
      <text:p text:style-name="P8">$faker-&gt;ipv4;</text:p>
      <text:p text:style-name="P8">$faker-&gt;macAddress;</text:p>
      <text:p text:style-name="P8">$faker-&gt;creditCardType;</text:p>
      <text:p text:style-name="P8">$faker-&gt;creditCardNumber;</text:p>
      <text:p text:style-name="P8">$faker-&gt;creditCardExpirationDateString;</text:p>
      <text:p text:style-name="P8">$faker-&gt;hexcolor;</text:p>
      <text:p text:style-name="P8">$faker-&gt;colorName;</text:p>
      <text:p text:style-name="P8">$faker-&gt;fileExtension;</text:p>
      <text:p text:style-name="P8">$faker-&gt;mimeType;</text:p>
      <text:p text:style-name="P8">$faker-&gt;locale;</text:p>
      <text:p text:style-name="P8">$faker-&gt;countryCode;</text:p>
      <text:p text:style-name="P8">$faker-&gt;randomHtml(2,3);</text:p>
      <text:p text:style-name="P8"/>
      <text:p text:style-name="P8"/>
      <text:p text:style-name="P8">A partir da versão 1.5.5 do plugin, você pode usar a shell de migrations para popular seu banco de dados. Essa função é oferecida graças ao recurso de seed da biblioteca Phinx. Por padrão, arquivos seed ficarão no diretório config/Seeds de sua aplicação. Por favor, tenha certeza de seguir as instruções do Phinx para construir seus arquivos de seed.</text:p>
      <text:p text:style-name="P8"/>
      <text:p text:style-name="P20">Podemos especificar um plugin</text:p>
      <text:p text:style-name="P8"/>
      <text:p text:style-name="P1">bin/cake bake seed Articles --plugin PluginName</text:p>
      <text:p text:style-name="P8"/>
      <text:p text:style-name="P8">As opções --data, --limit e --fields foram adicionadas para exportar dados da sua base de dados.</text:p>
      <text:p text:style-name="P8">A partir da versão 16.4, o comando bake seed permite que você crie um arquivo de seed com dados exportados da sua base de dados com o uso da flag --data:</text:p>
      <text:p text:style-name="P8"/>
      <text:p text:style-name="P20">Exportando a tabela Articles juntamente com seus dados:</text:p>
      <text:p text:style-name="P8"/>
      <text:p text:style-name="P1">bin/cake bake seed --data Articles</text:p>
      <text:p text:style-name="P8"/>
      <text:p text:style-name="P8">Por padrão, esse comando exportará todas as linhas encontradas na sua tabela. Você pode limitar o número de linhas a exportar usando a opção --limit:</text:p>
      <text:p text:style-name="P8"/>
      <text:p text:style-name="P20">Exportar apenas os 10 primeiros registros encontradas</text:p>
      <text:p text:style-name="P8"/>
      <text:p text:style-name="P1">bin/cake bake seed --data --limit 10 Articles</text:p>
      <text:p text:style-name="P8"/>
      <text:p text:style-name="P20">Para popular seu banco de dados, você pode usar o subcomando seed:</text:p>
      <text:p text:style-name="P8"/>
      <text:p text:style-name="P1">bin/cake migrations seed</text:p>
      <text:p text:style-name="P8"/>
      <text:p text:style-name="P20">Para plugins</text:p>
      <text:p text:style-name="P8"/>
      <text:p text:style-name="P1">bin/cake migrations seed -p MeuPlugin</text:p>
      <text:p text:style-name="P8"/>
      <text:p text:style-name="P20"><text:soft-page-break/>Você pode especificar apenas um seeder para rodar usando a opção --seed:</text:p>
      <text:p text:style-name="P8"/>
      <text:p text:style-name="P1">bin/cake migrations seed --seed ArticlesSeed</text:p>
      <text:p text:style-name="P20"/>
      <text:p text:style-name="P20">Limpar o cache</text:p>
      <text:p text:style-name="P8"/>
      <text:p text:style-name="P8">Se você usa o plugin ao fazer o deploy de sua aplicação, garanta que o cache ORM seja limpo para renovar os metadados das colunas de suas tabelas.</text:p>
      <text:p text:style-name="P8"/>
      <text:p text:style-name="P1">bin/cake orm_cache clear</text:p>
      <text:p text:style-name="P8"/>
      <text:p text:style-name="P8"/>
      <text:p text:style-name="P12">Migrando somente uma migration</text:p>
      <text:p text:style-name="P10"/>
      <text:p text:style-name="P39"><text:span text:style-name="Source_20_Text"><text:span text:style-name="T4">bin/cake migrations migrate -p CakeDC/Users</text:span></text:span><text:span text:style-name="T4"><text:line-break/></text:span><text:span text:style-name="Source_20_Text"><text:span text:style-name="T4">bin/cake migrations migrate -p Acl</text:span></text:span></text:p>
      <text:p text:style-name="P39"/>
      <text:h text:style-name="P37" text:outline-level="2"><text:bookmark-start text:name="__RefHeading___Toc15452_3922102618"/>Resumindo<text:bookmark-end text:name="__RefHeading___Toc15452_3922102618"/></text:h>
      <text:p text:style-name="P23"/>
      <text:p text:style-name="P7">Você nunca sabe que resultados virão da sua ação. Mas se você não fizer nada, não existirão resultados. (Mahatma Gandhi)</text:p>
      <text:p text:style-name="P20"/>
      <text:p text:style-name="P13">Gerando um backup do banco juntamente com os dados em Migrations:</text:p>
      <text:p text:style-name="P8"/>
      <text:p text:style-name="P20"><text:tab/>Exportar banco de dados existente para uma Migration <text:span text:style-name="T5">(apenas a estrutura das tabelas)</text:span></text:p>
      <text:p text:style-name="P8"/>
      <text:p text:style-name="P1">bin/cake bake migration_snapshot <text:span text:style-name="T6">NomeBanco</text:span></text:p>
      <text:p text:style-name="P8"/>
      <text:p text:style-name="P24">Gera a migration para todo o banco em config/Migrations/20190520132718_NomeBanco.<text:span text:style-name="T7">php</text:span></text:p>
      <text:p text:style-name="P14"/>
      <text:p text:style-name="P14"><text:tab/>Exportar <text:span text:style-name="T8">uma </text:span>tabela juntamente com seus registros</text:p>
      <text:p text:style-name="P25"/>
      <text:p text:style-name="P3">bin/cake bake seed --data <text:span text:style-name="T9">users</text:span></text:p>
      <text:p text:style-name="P8"/>
      <text:p text:style-name="P26">Gera o arquivo config/Seeds/UsersSeed.php</text:p>
      <text:p text:style-name="P26"/>
      <text:p text:style-name="P20"/>
      <text:p text:style-name="P20">Limpar todo o banco com rollback</text:p>
      <text:p text:style-name="P8"/>
      <text:p text:style-name="P27">Para remover todas as tabelas do banco execute:</text:p>
      <text:p text:style-name="P8"/>
      <text:p text:style-name="P4">bin/cake migrations rollback</text:p>
      <text:p text:style-name="P28"/>
      <text:p text:style-name="P28"/>
      <text:p text:style-name="P15"/>
      <text:p text:style-name="P34">Restaurar <text:span text:style-name="T10">todas as </text:span>tabelas <text:span text:style-name="T10">com seus</text:span> dados</text:p>
      <text:p text:style-name="P28"/>
      <text:p text:style-name="P27"><text:span text:style-name="T11">T</text:span>razer de volta a estrutura das tabelas e os <text:span text:style-name="T11">registros, após ter feito a migration e seeds.</text:span></text:p>
      <text:p text:style-name="P27"/>
      <text:p text:style-name="P5">bin/cake migrations migrate</text:p>
      <text:p text:style-name="P5">bin/cake migrations seed</text:p>
      <text:p text:style-name="P5"/>
      <text:p text:style-name="P16"/>
      <text:p text:style-name="P16">Vantagem Extra</text:p>
      <text:p text:style-name="P29"/>
      <text:p text:style-name="P30">Obs.: os arquivos de migrations tem mais uma vantagem. São independentes de SGBD. Funcionam em todos os SGBD suportados pelo CakePHP.</text:p>
      <text:p text:style-name="P30"/>
      <text:p text:style-name="P30"/>
      <text:p text:style-name="P17">Atualizar aplicativo para a versão atual (3.7.7)</text:p>
      <text:p text:style-name="P31"/>
      <text:p text:style-name="P31">cd aplicativo</text:p>
      <text:p text:style-name="P31">composer require --update-with-dependencies "cakephp/cakephp:3.7.*"</text:p>
      <text:p text:style-name="P8"/>
      <text:p text:style-name="P8"/>
      <text:p text:style-name="P18">Mudando de SGBD</text:p>
      <text:p text:style-name="P32"/>
      <text:p text:style-name="P32">Imagina só, você criou seu aplicativo com o MySQL então precisa mudar para o PostgreSQL. Basta exportar as migrations e as seeds no MySQL, depois criar o banco no PostgreSQL, <text:span text:style-name="T15">ajustar a configuração</text:span> e importar as migrations e seeds. <text:span text:style-name="T15">Realmente muito prático</text:span>!</text:p>
      <text:p text:style-name="P32"/>
      <text:p text:style-name="P8"/>
      <text:p text:style-name="P19">Referências</text:p>
      <text:p text:style-name="P8"><text:a xlink:type="simple" xlink:href="https://book.cakephp.org/3.0/pt/appendices/3-0-migration-guide.html" text:style-name="Internet_20_link" text:visited-style-name="Visited_20_Internet_20_Link"/></text:p>
      <text:p text:style-name="P8"><text:a xlink:type="simple" xlink:href="https://book.cakephp.org/3.0/pt/appendices/3-0-migration-guide.html" text:style-name="Internet_20_link" text:visited-style-name="Visited_20_Internet_20_Link">https://book.cakephp.org/3.0/pt/appendices/3-0-migration-guide.html</text:a> </text:p>
      <text:p text:style-name="P8"><text:a xlink:type="simple" xlink:href="https://book.cakephp.org/3.0/en/upgrade-tool.html" text:style-name="Internet_20_link" text:visited-style-name="Visited_20_Internet_20_Link">https://book.cakephp.org/3.0/en/upgrade-tool.html</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0:45:16.039876261</meta:creation-date>
    <dc:date>2020-04-16T10:50:44.596978611</dc:date>
    <meta:editing-duration>PT5M28S</meta:editing-duration>
    <meta:editing-cycles>5</meta:editing-cycles>
    <meta:generator>LibreOffice/6.1.5.2$Linux_X86_64 LibreOffice_project/10$Build-2</meta:generator>
    <meta:document-statistic meta:table-count="0" meta:image-count="0" meta:object-count="0" meta:page-count="10" meta:paragraph-count="304" meta:word-count="1712" meta:character-count="13034" meta:non-whitespace-character-count="10765"/>
  </office:meta>
</office:document-meta>
</file>